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021cm" fo:min-width="0cm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21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style:text-properties fo:font-size="8pt" style:font-size-asian="10pt" style:font-size-complex="10pt"/>
    </style:style>
    <style:style style:name="P4" style:family="paragraph">
      <loext:graphic-properties draw:fill="none" draw:fill-color="#ffffff"/>
      <style:text-properties fo:font-size="8pt" style:font-size-asian="10pt" style:font-size-complex="10pt"/>
    </style:style>
    <style:style style:name="T1" style:family="text">
      <style:text-properties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381cm" svg:height="0.381cm" svg:x="7.504cm" svg:y="2.9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" draw:id="id2" draw:layer="layout" svg:width="0.381cm" svg:height="0.381cm" svg:x="5.404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381cm" svg:height="0.381cm" svg:x="9.504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381cm" svg:height="0.381cm" svg:x="4.604cm" svg:y="5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381cm" svg:height="0.381cm" svg:x="6.204cm" svg:y="5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381cm" svg:height="0.381cm" svg:x="8.704cm" svg:y="5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381cm" svg:height="0.381cm" svg:x="10.304cm" svg:y="5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381cm" svg:height="0.381cm" svg:x="4.204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381cm" svg:height="0.381cm" svg:x="5.004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381cm" svg:height="0.381cm" svg:x="5.804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0.381cm" svg:height="0.381cm" svg:x="6.604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381cm" svg:height="0.381cm" svg:x="8.304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381cm" svg:height="0.381cm" svg:x="9.104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381cm" svg:height="0.381cm" svg:x="9.904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381cm" svg:height="0.381cm" svg:x="10.704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" draw:id="id15" draw:layer="layout" svg:width="0.381cm" svg:height="0.381cm" svg:x="11.604cm" svg:y="2.9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16" draw:id="id16" draw:layer="layout" svg:width="0.381cm" svg:height="0.381cm" svg:x="12.304cm" svg:y="4.5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17" draw:id="id17" draw:layer="layout" svg:width="0.381cm" svg:height="0.381cm" svg:x="13.004cm" svg:y="5.5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18" draw:id="id18" draw:layer="layout" svg:width="0.381cm" svg:height="0.381cm" svg:x="13.804cm" svg:y="6.6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7.559cm" svg:y1="3.293cm" svg:x2="5.73cm" svg:y2="4.722cm" draw:start-shape="id1" draw:start-glue-point="7" draw:end-shape="id2" draw:end-glue-point="11" svg:d="M7559 3293l-1829 1429" svg:viewBox="0 0 1830 1430">
          <text:p/>
        </draw:connector>
        <draw:connector draw:style-name="gr3" draw:text-style-name="P1" draw:layer="layout" draw:type="line" svg:x1="7.83cm" svg:y1="3.293cm" svg:x2="9.559cm" svg:y2="4.722cm" draw:start-shape="id1" draw:start-glue-point="9" draw:end-shape="id3" draw:end-glue-point="5" svg:d="M7830 3293l1729 1429" svg:viewBox="0 0 1730 1430">
          <text:p/>
        </draw:connector>
        <draw:connector draw:style-name="gr3" draw:text-style-name="P1" draw:layer="layout" draw:type="line" svg:x1="5.459cm" svg:y1="4.993cm" svg:x2="4.93cm" svg:y2="5.722cm" draw:start-shape="id2" draw:start-glue-point="7" draw:end-shape="id4" draw:end-glue-point="11" svg:d="M5459 4993l-529 729" svg:viewBox="0 0 530 730">
          <text:p/>
        </draw:connector>
        <draw:connector draw:style-name="gr3" draw:text-style-name="P1" draw:layer="layout" draw:type="line" svg:x1="5.73cm" svg:y1="4.993cm" svg:x2="6.259cm" svg:y2="5.722cm" draw:start-shape="id2" draw:start-glue-point="9" draw:end-shape="id5" draw:end-glue-point="5" svg:d="M5730 4993l529 729" svg:viewBox="0 0 530 730">
          <text:p/>
        </draw:connector>
        <draw:connector draw:style-name="gr3" draw:text-style-name="P1" draw:layer="layout" draw:type="line" svg:x1="4.659cm" svg:y1="5.993cm" svg:x2="4.395cm" svg:y2="6.667cm" draw:start-shape="id4" draw:start-glue-point="7" draw:end-shape="id6" draw:end-glue-point="4" svg:d="M4659 5993l-264 674" svg:viewBox="0 0 265 675">
          <text:p/>
        </draw:connector>
        <draw:connector draw:style-name="gr4" draw:text-style-name="P1" draw:layer="layout" draw:type="line" svg:x1="4.93cm" svg:y1="5.993cm" svg:x2="5.195cm" svg:y2="6.667cm" draw:start-shape="id4" draw:start-glue-point="9" draw:end-shape="id7" draw:end-glue-point="4" svg:d="M4930 5993l265 674" svg:viewBox="0 0 266 675">
          <text:p/>
        </draw:connector>
        <draw:connector draw:style-name="gr3" draw:text-style-name="P1" draw:layer="layout" draw:type="line" svg:x1="6.259cm" svg:y1="5.993cm" svg:x2="5.995cm" svg:y2="6.667cm" draw:start-shape="id5" draw:start-glue-point="7" draw:end-shape="id8" draw:end-glue-point="4" svg:d="M6259 5993l-264 674" svg:viewBox="0 0 265 675">
          <text:p/>
        </draw:connector>
        <draw:connector draw:style-name="gr3" draw:text-style-name="P1" draw:layer="layout" draw:type="line" svg:x1="6.53cm" svg:y1="5.993cm" svg:x2="6.849cm" svg:y2="6.773cm" draw:start-shape="id5" draw:start-glue-point="9" svg:d="M6530 5993l319 780" svg:viewBox="0 0 320 781">
          <text:p/>
        </draw:connector>
        <draw:connector draw:style-name="gr3" draw:text-style-name="P1" draw:layer="layout" draw:type="line" svg:x1="9.559cm" svg:y1="4.993cm" svg:x2="8.895cm" svg:y2="5.667cm" draw:start-shape="id3" draw:start-glue-point="7" draw:end-shape="id9" draw:end-glue-point="4" svg:d="M9559 4993l-664 674" svg:viewBox="0 0 665 675">
          <text:p/>
        </draw:connector>
        <draw:connector draw:style-name="gr3" draw:text-style-name="P1" draw:layer="layout" draw:type="line" svg:x1="9.83cm" svg:y1="4.993cm" svg:x2="10.494cm" svg:y2="5.667cm" draw:start-shape="id3" draw:start-glue-point="9" draw:end-shape="id10" draw:end-glue-point="0" svg:d="M9830 4993l664 674" svg:viewBox="0 0 665 675">
          <text:p/>
        </draw:connector>
        <draw:connector draw:style-name="gr3" draw:text-style-name="P1" draw:layer="layout" draw:type="line" svg:x1="8.759cm" svg:y1="5.993cm" svg:x2="8.495cm" svg:y2="6.667cm" draw:start-shape="id9" draw:start-glue-point="7" draw:end-shape="id11" draw:end-glue-point="4" svg:d="M8759 5993l-264 674" svg:viewBox="0 0 265 675">
          <text:p/>
        </draw:connector>
        <draw:connector draw:style-name="gr3" draw:text-style-name="P1" draw:layer="layout" draw:type="line" svg:x1="9.03cm" svg:y1="5.993cm" svg:x2="9.295cm" svg:y2="6.667cm" draw:start-shape="id9" draw:start-glue-point="9" draw:end-shape="id12" draw:end-glue-point="4" svg:d="M9030 5993l265 674" svg:viewBox="0 0 266 675">
          <text:p/>
        </draw:connector>
        <draw:connector draw:style-name="gr3" draw:text-style-name="P1" draw:layer="layout" draw:type="line" svg:x1="10.359cm" svg:y1="5.993cm" svg:x2="10.095cm" svg:y2="6.667cm" draw:start-shape="id10" draw:start-glue-point="7" draw:end-shape="id13" draw:end-glue-point="4" svg:d="M10359 5993l-264 674" svg:viewBox="0 0 265 675">
          <text:p/>
        </draw:connector>
        <draw:connector draw:style-name="gr3" draw:text-style-name="P1" draw:layer="layout" draw:type="line" svg:x1="10.63cm" svg:y1="5.993cm" svg:x2="10.895cm" svg:y2="6.667cm" draw:start-shape="id10" draw:start-glue-point="9" draw:end-shape="id14" draw:end-glue-point="4" svg:d="M10630 5993l265 674" svg:viewBox="0 0 266 675">
          <text:p/>
        </draw:connector>
        <draw:connector draw:style-name="gr4" draw:text-style-name="P1" draw:layer="layout" draw:type="line" svg:x1="11.93cm" svg:y1="3.293cm" svg:x2="12.495cm" svg:y2="4.567cm" draw:start-shape="id15" draw:start-glue-point="9" draw:end-shape="id16" draw:end-glue-point="4" svg:d="M11930 3293l565 1274" svg:viewBox="0 0 566 1275">
          <text:p/>
        </draw:connector>
        <draw:connector draw:style-name="gr4" draw:text-style-name="P1" draw:layer="layout" draw:type="line" svg:x1="12.664cm" svg:y1="5.003cm" svg:x2="13.059cm" svg:y2="5.622cm" draw:end-shape="id17" draw:end-glue-point="5" svg:d="M12664 5003l395 619" svg:viewBox="0 0 396 620">
          <text:p/>
        </draw:connector>
        <draw:connector draw:style-name="gr4" draw:text-style-name="P1" draw:layer="layout" draw:type="line" svg:x1="13.33cm" svg:y1="5.893cm" svg:x2="13.995cm" svg:y2="6.667cm" draw:start-shape="id17" draw:start-glue-point="9" draw:end-shape="id18" draw:end-glue-point="4" svg:d="M13330 5893l665 774" svg:viewBox="0 0 666 775">
          <text:p/>
        </draw:connector>
        <draw:connector draw:style-name="gr4" draw:text-style-name="P1" draw:layer="layout" draw:type="line" svg:x1="11.604cm" svg:y1="3.158cm" svg:x2="5.785cm" svg:y2="4.858cm" draw:start-shape="id15" draw:start-glue-point="6" draw:end-shape="id2" draw:end-glue-point="10" svg:d="M11604 3158l-5819 1700" svg:viewBox="0 0 5820 1701">
          <text:p/>
        </draw:connector>
        <draw:connector draw:style-name="gr4" draw:text-style-name="P1" draw:layer="layout" draw:type="line" svg:x1="11.659cm" svg:y1="3.293cm" svg:x2="9.695cm" svg:y2="4.667cm" draw:start-shape="id15" draw:start-glue-point="7" draw:end-shape="id3" draw:end-glue-point="4" svg:d="M11659 3293l-1964 1374" svg:viewBox="0 0 1965 1375">
          <text:p/>
        </draw:connector>
        <draw:connector draw:style-name="gr4" draw:text-style-name="P1" draw:layer="layout" draw:type="line" svg:x1="7.885cm" svg:y1="3.158cm" svg:x2="12.359cm" svg:y2="4.622cm" draw:start-shape="id1" draw:start-glue-point="10" draw:end-shape="id16" draw:end-glue-point="5" svg:d="M7885 3158l4474 1464" svg:viewBox="0 0 4475 1465">
          <text:p/>
        </draw:connector>
        <draw:connector draw:style-name="gr4" draw:text-style-name="P1" draw:layer="layout" draw:type="line" svg:x1="12.304cm" svg:y1="4.758cm" svg:x2="9.085cm" svg:y2="5.858cm" draw:start-shape="id16" draw:start-glue-point="6" draw:end-shape="id9" draw:end-glue-point="10" svg:d="M12304 4758l-3219 1100" svg:viewBox="0 0 3220 1101">
          <text:p/>
        </draw:connector>
        <draw:connector draw:style-name="gr4" draw:text-style-name="P1" draw:layer="layout" draw:type="line" svg:x1="12.359cm" svg:y1="4.893cm" svg:x2="10.63cm" svg:y2="5.722cm" draw:start-shape="id16" draw:start-glue-point="7" draw:end-shape="id10" draw:end-glue-point="11" svg:d="M12359 4893l-1729 829" svg:viewBox="0 0 1730 830">
          <text:p/>
        </draw:connector>
        <draw:connector draw:style-name="gr4" draw:text-style-name="P1" draw:layer="layout" draw:type="line" svg:x1="9.885cm" svg:y1="4.858cm" svg:x2="13.059cm" svg:y2="5.622cm" draw:start-shape="id3" draw:start-glue-point="10" draw:end-shape="id17" draw:end-glue-point="5" svg:d="M9885 4858l3174 764" svg:viewBox="0 0 3175 765">
          <text:p/>
        </draw:connector>
        <draw:connector draw:style-name="gr4" draw:text-style-name="P1" draw:layer="layout" draw:type="line" svg:x1="13.004cm" svg:y1="5.758cm" svg:x2="10.095cm" svg:y2="6.667cm" draw:start-shape="id17" draw:start-glue-point="6" draw:end-shape="id13" draw:end-glue-point="4" svg:d="M13004 5758l-2909 909" svg:viewBox="0 0 2910 910">
          <text:p/>
        </draw:connector>
        <draw:connector draw:style-name="gr4" draw:text-style-name="P1" draw:layer="layout" draw:type="line" svg:x1="13.059cm" svg:y1="5.893cm" svg:x2="10.895cm" svg:y2="6.667cm" draw:start-shape="id17" draw:start-glue-point="7" draw:end-shape="id14" draw:end-glue-point="4" svg:d="M13059 5893l-2164 774" svg:viewBox="0 0 2165 775">
          <text:p/>
        </draw:connector>
        <draw:connector draw:style-name="gr4" draw:text-style-name="P1" draw:layer="layout" draw:type="line" svg:x1="10.63cm" svg:y1="5.993cm" svg:x2="13.804cm" svg:y2="6.858cm" draw:start-shape="id10" draw:start-glue-point="9" draw:end-shape="id18" draw:end-glue-point="6" svg:d="M10630 5993l3174 865" svg:viewBox="0 0 3175 866">
          <text:p/>
        </draw:connector>
        <draw:connector draw:style-name="gr4" draw:text-style-name="P1" draw:layer="layout" draw:type="line" svg:x1="9.504cm" svg:y1="4.858cm" svg:x2="4.93cm" svg:y2="5.722cm" draw:start-shape="id3" draw:start-glue-point="6" draw:end-shape="id4" draw:end-glue-point="11" svg:d="M9504 4858l-4574 864" svg:viewBox="0 0 4575 865">
          <text:p/>
        </draw:connector>
        <draw:connector draw:style-name="gr4" draw:text-style-name="P1" draw:layer="layout" draw:type="line" svg:x1="9.504cm" svg:y1="4.858cm" svg:x2="6.53cm" svg:y2="5.722cm" draw:start-shape="id3" draw:start-glue-point="6" draw:end-shape="id5" draw:end-glue-point="11" svg:d="M9504 4858l-2974 864" svg:viewBox="0 0 2975 865">
          <text:p/>
        </draw:connector>
        <draw:connector draw:style-name="gr4" draw:text-style-name="P1" draw:layer="layout" draw:type="line" svg:x1="8.704cm" svg:y1="5.858cm" svg:x2="6.13cm" svg:y2="6.722cm" draw:start-shape="id9" draw:start-glue-point="6" draw:end-shape="id8" draw:end-glue-point="11" svg:d="M8704 5858l-2574 864" svg:viewBox="0 0 2575 865">
          <text:p/>
        </draw:connector>
        <draw:connector draw:style-name="gr4" draw:text-style-name="P1" draw:layer="layout" draw:type="line" svg:x1="8.759cm" svg:y1="5.993cm" svg:x2="6.93cm" svg:y2="6.722cm" draw:start-shape="id9" draw:start-glue-point="7" draw:end-shape="id19" draw:end-glue-point="11" svg:d="M8759 5993l-1829 729" svg:viewBox="0 0 1830 730">
          <text:p/>
        </draw:connector>
        <draw:connector draw:style-name="gr4" draw:text-style-name="P1" draw:layer="layout" draw:type="line" svg:x1="10.359cm" svg:y1="5.993cm" svg:x2="8.63cm" svg:y2="6.722cm" draw:start-shape="id10" draw:start-glue-point="7" draw:end-shape="id11" draw:end-glue-point="11" svg:d="M10359 5993l-1729 729" svg:viewBox="0 0 1730 730">
          <text:p/>
        </draw:connector>
        <draw:connector draw:style-name="gr4" draw:text-style-name="P1" draw:layer="layout" draw:type="line" svg:x1="10.359cm" svg:y1="5.993cm" svg:x2="9.43cm" svg:y2="6.722cm" draw:start-shape="id10" draw:start-glue-point="7" draw:end-shape="id12" draw:end-glue-point="11" svg:d="M10359 5993l-929 729" svg:viewBox="0 0 930 730">
          <text:p/>
        </draw:connector>
        <draw:connector draw:style-name="gr4" draw:text-style-name="P1" draw:layer="layout" draw:type="line" svg:x1="6.204cm" svg:y1="5.858cm" svg:x2="4.395cm" svg:y2="6.667cm" draw:start-shape="id5" draw:start-glue-point="6" draw:end-shape="id6" draw:end-glue-point="4" svg:d="M6204 5858l-1809 809" svg:viewBox="0 0 1810 810">
          <text:p/>
        </draw:connector>
        <draw:connector draw:style-name="gr4" draw:text-style-name="P1" draw:layer="layout" draw:type="line" svg:x1="6.204cm" svg:y1="5.858cm" svg:x2="5.385cm" svg:y2="6.857cm" draw:start-shape="id5" draw:start-glue-point="6" draw:end-shape="id7" draw:end-glue-point="1" svg:d="M6204 5858l-819 999" svg:viewBox="0 0 820 1000">
          <text:p/>
        </draw:connector>
        <draw:connector draw:style-name="gr4" draw:text-style-name="P1" draw:layer="layout" draw:type="line" svg:x1="5.859cm" svg:y1="6.722cm" svg:x2="4.985cm" svg:y2="5.858cm" draw:start-shape="id8" draw:start-glue-point="5" draw:end-shape="id4" draw:end-glue-point="10" svg:d="M5859 6722l-874-864" svg:viewBox="0 0 875 865">
          <text:p/>
        </draw:connector>
        <draw:connector draw:style-name="gr4" draw:text-style-name="P1" draw:layer="layout" draw:type="line" svg:x1="8.304cm" svg:y1="6.858cm" svg:x2="6.585cm" svg:y2="5.858cm" draw:start-shape="id11" draw:start-glue-point="6" draw:end-shape="id5" draw:end-glue-point="10" svg:d="M8304 6858l-1719-1000" svg:viewBox="0 0 1720 1001">
          <text:p/>
        </draw:connector>
        <draw:connector draw:style-name="gr4" draw:text-style-name="P1" draw:layer="layout" draw:type="line" svg:x1="9.904cm" svg:y1="6.858cm" svg:x2="9.03cm" svg:y2="5.993cm" draw:start-shape="id13" draw:start-glue-point="6" draw:end-shape="id9" draw:end-glue-point="9" svg:d="M9904 6858l-874-865" svg:viewBox="0 0 875 866">
          <text:p/>
        </draw:connector>
        <draw:connector draw:style-name="gr4" draw:text-style-name="P1" draw:layer="layout" draw:type="line" svg:x1="8.759cm" svg:y1="5.722cm" svg:x2="5.785cm" svg:y2="4.858cm" draw:start-shape="id9" draw:start-glue-point="5" draw:end-shape="id2" draw:end-glue-point="10" svg:d="M8759 5722l-2974-864" svg:viewBox="0 0 2975 865">
          <text:p/>
        </draw:connector>
        <draw:custom-shape draw:style-name="gr1" draw:text-style-name="P1" draw:layer="layout" svg:width="0.381cm" svg:height="0.381cm" svg:x="4.204cm" svg:y="7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4.204cm" svg:y="8.0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1" draw:layer="layout" svg:x1="3.921cm" svg:y1="8.874cm" svg:x2="4.81cm" svg:y2="8.874cm">
          <text:p/>
        </draw:line>
        <draw:line draw:style-name="gr4" draw:text-style-name="P1" draw:layer="layout" svg:x1="3.922cm" svg:y1="9.374cm" svg:x2="4.811cm" svg:y2="9.374cm">
          <text:p/>
        </draw:line>
        <draw:frame draw:style-name="gr5" draw:text-style-name="P4" draw:layer="layout" svg:width="3.429cm" svg:height="0.635cm" svg:x="5.056cm" svg:y="7.477cm">
          <draw:text-box>
            <text:p text:style-name="P3"><text:span text:style-name="T1">Nodo activo</text:span></text:p>
          </draw:text-box>
        </draw:frame>
        <draw:frame draw:style-name="gr5" draw:text-style-name="P4" draw:layer="layout" svg:width="3.429cm" svg:height="0.635cm" svg:x="5.157cm" svg:y="7.978cm">
          <draw:text-box>
            <text:p text:style-name="P3"><text:span text:style-name="T1">Nodo backup</text:span></text:p>
          </draw:text-box>
        </draw:frame>
        <draw:frame draw:style-name="gr5" draw:text-style-name="P4" draw:layer="layout" svg:width="3.429cm" svg:height="0.635cm" svg:x="5.158cm" svg:y="8.479cm">
          <draw:text-box>
            <text:p text:style-name="P3"><text:span text:style-name="T1">Link activo</text:span></text:p>
          </draw:text-box>
        </draw:frame>
        <draw:frame draw:style-name="gr5" draw:text-style-name="P4" draw:layer="layout" svg:width="3.429cm" svg:height="0.635cm" svg:x="5.159cm" svg:y="9.08cm">
          <draw:text-box>
            <text:p text:style-name="P3"><text:span text:style-name="T1">Link backu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5T11:04:05.229318244</meta:creation-date>
    <dc:date>2016-12-05T11:25:02.399980320</dc:date>
    <meta:editing-duration>PT6S</meta:editing-duration>
    <meta:editing-cycles>1</meta:editing-cycles>
    <meta:document-statistic meta:object-count="65"/>
    <meta:generator>LibreOffice/5.1.4.2$Linux_X86_64 LibreOffice_project/10m0$Build-2</meta:generator>
  </office:meta>
</office:document-meta>
</file>